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80000009F4DA0878F.png"/>
  <manifest:file-entry manifest:media-type="image/jpeg" manifest:full-path="Pictures/100000000000012C0000012CB04F9A9E.jpg"/>
  <manifest:file-entry manifest:media-type="image/png" manifest:full-path="Pictures/10000201000000DA0000015B8003220E.png"/>
  <manifest:file-entry manifest:media-type="image/gif" manifest:full-path="Pictures/10000000000002200000010D8D6A8E6D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0.733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0.73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934cm" svg:x="2.058cm" svg:y="1.329cm" presentation:class="title" presentation:user-transformed="true">
          <draw:text-box>
            <text:p><text:span text:style-name="T1">Team Spitsuur:</text:span><text:line-break/><text:span text:style-name="T2">Vasco Meermans</text:span><text:span text:style-name="T2"><text:line-break/></text:span><text:span text:style-name="T2">Chris Ras</text:span><text:span text:style-name="T2"><text:line-break/></text:span><text:span text:style-name="T2">Jasper Lelijveld</text:span></text:p>
          </draw:text-box>
        </draw:frame>
        <draw:frame draw:style-name="gr1" draw:text-style-name="P1" draw:layer="layout" svg:width="14.789cm" svg:height="12.97cm" svg:x="6.553cm" svg:y="6.096cm">
          <draw:image xlink:href="Pictures/100000000000012C0000012CB04F9A9E.jp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1">Inleiding</text:span>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Rush Hour</text:p>
              </text:list-item>
              <text:list-item>
                <text:p>Eigenschappen probleem</text:p>
              </text:list-item>
              <text:list-item>
                <text:p>Onderzoeksdoelstelling</text:p>
              </text:list-item>
            </text:list>
          </draw:text-box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1">Methode</text:span>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Depth-first</text:p>
              </text:list-item>
              <text:list-item>
                <text:p>Breadth-first</text:p>
              </text:list-item>
              <text:list-item>
                <text:p>A*</text:p>
              </text:list-item>
              <text:list-item>
                <text:p>Bi-directional</text:p>
              </text:list-item>
            </text:list>
          </draw:text-box>
        </draw:frame>
        <draw:frame draw:style-name="gr1" draw:text-style-name="P1" draw:layer="layout" svg:width="12.091cm" svg:height="8.399cm" svg:x="2.058cm" svg:y="10.668cm">
          <draw:image xlink:href="Pictures/10000000000002200000010D8D6A8E6D.gif" xlink:type="simple" xlink:show="embed" xlink:actuate="onLoad">
            <text:p/>
          </draw:image>
        </draw:frame>
        <draw:frame draw:style-name="gr1" draw:text-style-name="P1" draw:layer="layout" svg:width="5.958cm" svg:height="8.399cm" svg:x="14.149cm" svg:y="10.668cm">
          <draw:image xlink:href="Pictures/10000201000000D80000009F4DA0878F.png" xlink:type="simple" xlink:show="embed" xlink:actuate="onLoad">
            <text:p/>
          </draw:image>
        </draw:frame>
        <draw:frame draw:style-name="gr1" draw:text-style-name="P1" draw:layer="layout" svg:width="5.862cm" svg:height="8.416cm" svg:x="20.107cm" svg:y="10.668cm">
          <draw:image xlink:href="Pictures/10000201000000DA0000015B8003220E.png" xlink:type="simple" xlink:show="embed" xlink:actuate="onLoad">
            <text:p/>
          </draw:image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1">Resultaten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4.09cm" svg:height="9.67cm" svg:x="3.749cm" svg:y="2.683cm" draw:page-number="4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3" draw:text-style-name="P2" draw:layer="layout" svg:width="23.911cm" svg:height="3.506cm" svg:x="2.058cm" svg:y="1.543cm" presentation:class="title">
          <draw:text-box>
            <text:p text:style-name="P2"><text:span text:style-name="T1">Conclusie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4.09cm" svg:height="9.67cm" svg:x="3.749cm" svg:y="2.683cm" draw:page-number="5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3" draw:text-style-name="P3" draw:layer="layout" svg:width="23.911cm" svg:height="3.506cm" svg:x="1.743cm" svg:y="7.112cm" presentation:class="title" presentation:user-transformed="true">
          <draw:text-box>
            <text:p text:style-name="P3"><text:span text:style-name="T3">Vragen?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2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getal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3.968cm" svg:height="10.476cm" svg:x="3.81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4.09cm" svg:height="9.67cm" svg:x="3.749cm" svg:y="2.683cm" presentation:class="page"/>
        <draw:frame presentation:style-name="lyt-cool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4:15:52.21</meta:creation-date>
    <meta:editing-duration>PT21M10S</meta:editing-duration>
    <meta:editing-cycles>2</meta:editing-cycles>
    <dc:date>2016-12-22T15:00:49.62</dc:date>
    <meta:document-statistic meta:object-count="55"/>
    <meta:generator>OpenOffice/4.1.2$Win32 OpenOffice.org_project/412m3$Build-9782</meta:generator>
  </office:meta>
</office:document-meta>
</file>